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136717d"/>
    </style:style>
    <style:style style:name="P3" style:family="paragraph" style:parent-style-name="Text_20_body">
      <style:text-properties officeooo:paragraph-rsid="0148c46c"/>
    </style:style>
    <style:style style:name="P4" style:family="paragraph" style:parent-style-name="Text_20_body">
      <style:text-properties fo:color="#000000" fo:font-weight="normal" officeooo:rsid="015605a7" officeooo:paragraph-rsid="015605a7" style:font-weight-asian="normal" style:font-weight-complex="normal"/>
    </style:style>
    <style:style style:name="P5" style:family="paragraph" style:parent-style-name="Text_20_body">
      <style:text-properties fo:font-weight="bold" officeooo:rsid="01555532" officeooo:paragraph-rsid="01555532" style:font-weight-asian="bold" style:font-weight-complex="bold"/>
    </style:style>
    <style:style style:name="P6" style:family="paragraph" style:parent-style-name="Text_20_body">
      <style:text-properties fo:font-weight="bold" officeooo:rsid="01558987" officeooo:paragraph-rsid="0155f551" style:font-weight-asian="bold" style:font-weight-complex="bold"/>
    </style:style>
    <style:style style:name="P7" style:family="paragraph" style:parent-style-name="Text_20_body">
      <style:text-properties fo:font-weight="bold" officeooo:rsid="0155f551" officeooo:paragraph-rsid="015935fc" style:font-weight-asian="bold" style:font-weight-complex="bold"/>
    </style:style>
    <style:style style:name="P8" style:family="paragraph" style:parent-style-name="Text_20_body">
      <style:text-properties fo:font-weight="bold" officeooo:rsid="015b8ec5" officeooo:paragraph-rsid="015b8ec5" style:font-weight-asian="bold" style:font-weight-complex="bold"/>
    </style:style>
    <style:style style:name="P9" style:family="paragraph" style:parent-style-name="Text_20_body">
      <style:text-properties officeooo:paragraph-rsid="01558987"/>
    </style:style>
    <style:style style:name="P10" style:family="paragraph" style:parent-style-name="Text_20_body">
      <style:text-properties officeooo:rsid="0155f551" officeooo:paragraph-rsid="015605a7"/>
    </style:style>
    <style:style style:name="P11" style:family="paragraph" style:parent-style-name="Text_20_body">
      <style:text-properties officeooo:paragraph-rsid="0147670a"/>
    </style:style>
    <style:style style:name="P12" style:family="paragraph" style:parent-style-name="Text_20_body">
      <style:text-properties officeooo:paragraph-rsid="015678ba"/>
    </style:style>
    <style:style style:name="P13" style:family="paragraph" style:parent-style-name="Text_20_body">
      <style:text-properties officeooo:paragraph-rsid="0157c565"/>
    </style:style>
    <style:style style:name="P14" style:family="paragraph" style:parent-style-name="Text_20_body">
      <style:text-properties officeooo:paragraph-rsid="0158c2a3"/>
    </style:style>
    <style:style style:name="P15" style:family="paragraph" style:parent-style-name="Text_20_body">
      <style:text-properties officeooo:paragraph-rsid="015935fc"/>
    </style:style>
    <style:style style:name="P16" style:family="paragraph" style:parent-style-name="Text_20_body">
      <style:text-properties officeooo:paragraph-rsid="0159f874"/>
    </style:style>
    <style:style style:name="P17" style:family="paragraph" style:parent-style-name="Text_20_body">
      <style:text-properties officeooo:paragraph-rsid="015d87ed"/>
    </style:style>
    <style:style style:name="T1" style:family="text">
      <style:text-properties fo:font-weight="bold" style:font-weight-asian="bold" style:font-weight-complex="bold"/>
    </style:style>
    <style:style style:name="T2" style:family="text">
      <style:text-properties fo:font-weight="bold" officeooo:rsid="008be1ea" style:font-weight-asian="bold" style:font-weight-complex="bold"/>
    </style:style>
    <style:style style:name="T3" style:family="text">
      <style:text-properties fo:font-weight="bold" officeooo:rsid="0029c951" style:font-weight-asian="bold" style:font-weight-complex="bold"/>
    </style:style>
    <style:style style:name="T4" style:family="text">
      <style:text-properties fo:font-weight="bold" officeooo:rsid="00e03a2b" style:font-weight-asian="bold" style:font-weight-complex="bold"/>
    </style:style>
    <style:style style:name="T5" style:family="text">
      <style:text-properties fo:font-weight="bold" officeooo:rsid="00f34c10" style:font-weight-asian="bold" style:font-weight-complex="bold"/>
    </style:style>
    <style:style style:name="T6" style:family="text">
      <style:text-properties fo:font-weight="bold" officeooo:rsid="011370bb" style:font-weight-asian="bold" style:font-weight-complex="bold"/>
    </style:style>
    <style:style style:name="T7" style:family="text">
      <style:text-properties fo:font-weight="bold" officeooo:rsid="012539c3" style:font-weight-asian="bold" style:font-weight-complex="bold"/>
    </style:style>
    <style:style style:name="T8" style:family="text">
      <style:text-properties fo:font-weight="bold" officeooo:rsid="0133d2b9" style:font-weight-asian="bold" style:font-weight-complex="bold"/>
    </style:style>
    <style:style style:name="T9" style:family="text">
      <style:text-properties fo:font-weight="bold" officeooo:rsid="01377945" style:font-weight-asian="bold" style:font-weight-complex="bold"/>
    </style:style>
    <style:style style:name="T10" style:family="text">
      <style:text-properties fo:font-weight="bold" officeooo:rsid="014318c9" style:font-weight-asian="bold" style:font-weight-complex="bold"/>
    </style:style>
    <style:style style:name="T11" style:family="text">
      <style:text-properties fo:font-weight="bold" officeooo:rsid="0147670a" style:font-weight-asian="bold" style:font-weight-complex="bold"/>
    </style:style>
    <style:style style:name="T12" style:family="text">
      <style:text-properties fo:font-weight="bold" officeooo:rsid="0148c46c" style:font-weight-asian="bold" style:font-weight-complex="bold"/>
    </style:style>
    <style:style style:name="T13" style:family="text">
      <style:text-properties fo:font-weight="bold" officeooo:rsid="014b541c" style:font-weight-asian="bold" style:font-weight-complex="bold"/>
    </style:style>
    <style:style style:name="T14" style:family="text">
      <style:text-properties fo:font-weight="bold" officeooo:rsid="014c7b25" style:font-weight-asian="bold" style:font-weight-complex="bold"/>
    </style:style>
    <style:style style:name="T15" style:family="text">
      <style:text-properties fo:font-weight="bold" officeooo:rsid="01555532" style:font-weight-asian="bold" style:font-weight-complex="bold"/>
    </style:style>
    <style:style style:name="T16" style:family="text">
      <style:text-properties fo:font-weight="bold" officeooo:rsid="01558987" style:font-weight-asian="bold" style:font-weight-complex="bold"/>
    </style:style>
    <style:style style:name="T17" style:family="text">
      <style:text-properties fo:font-weight="bold" officeooo:rsid="0155f551" style:font-weight-asian="bold" style:font-weight-complex="bold"/>
    </style:style>
    <style:style style:name="T18" style:family="text">
      <style:text-properties officeooo:rsid="008be1ea"/>
    </style:style>
    <style:style style:name="T19" style:family="text">
      <style:text-properties fo:font-weight="normal" style:font-weight-asian="normal" style:font-weight-complex="normal"/>
    </style:style>
    <style:style style:name="T20" style:family="text">
      <style:text-properties fo:font-weight="normal" officeooo:rsid="008be1ea" style:font-weight-asian="normal" style:font-weight-complex="normal"/>
    </style:style>
    <style:style style:name="T21" style:family="text">
      <style:text-properties fo:font-weight="normal" officeooo:rsid="0155f551" style:font-weight-asian="normal" style:font-weight-complex="normal"/>
    </style:style>
    <style:style style:name="T22" style:family="text">
      <style:text-properties fo:font-weight="normal" officeooo:rsid="01558987" style:font-weight-asian="normal" style:font-weight-complex="normal"/>
    </style:style>
    <style:style style:name="T23" style:family="text">
      <style:text-properties fo:font-weight="normal" officeooo:rsid="015605a7" style:font-weight-asian="normal" style:font-weight-complex="normal"/>
    </style:style>
    <style:style style:name="T24" style:family="text">
      <style:text-properties fo:font-weight="normal" officeooo:rsid="0158c2a3" style:font-weight-asian="normal" style:font-weight-complex="normal"/>
    </style:style>
    <style:style style:name="T25" style:family="text">
      <style:text-properties fo:font-weight="normal" officeooo:rsid="0158f858" style:font-weight-asian="normal" style:font-weight-complex="normal"/>
    </style:style>
    <style:style style:name="T26" style:family="text">
      <style:text-properties fo:font-weight="normal" officeooo:rsid="015935fc" style:font-weight-asian="normal" style:font-weight-complex="normal"/>
    </style:style>
    <style:style style:name="T27" style:family="text">
      <style:text-properties fo:font-weight="normal" officeooo:rsid="014b541c" style:font-weight-asian="normal" style:font-weight-complex="normal"/>
    </style:style>
    <style:style style:name="T28" style:family="text">
      <style:text-properties officeooo:rsid="00e51007"/>
    </style:style>
    <style:style style:name="T29" style:family="text">
      <style:text-properties fo:color="#000000"/>
    </style:style>
    <style:style style:name="T30" style:family="text">
      <style:text-properties fo:color="#000000" fo:font-weight="normal" style:font-weight-asian="normal" style:font-weight-complex="normal"/>
    </style:style>
    <style:style style:name="T31" style:family="text">
      <style:text-properties fo:color="#000000" fo:font-weight="normal" officeooo:rsid="013c00a1" style:font-weight-asian="normal" style:font-weight-complex="normal"/>
    </style:style>
    <style:style style:name="T32" style:family="text">
      <style:text-properties fo:color="#000000" fo:font-weight="normal" officeooo:rsid="014b541c" style:font-weight-asian="normal" style:font-weight-complex="normal"/>
    </style:style>
    <style:style style:name="T33" style:family="text">
      <style:text-properties fo:color="#000000" fo:font-weight="normal" officeooo:rsid="01558987" style:font-weight-asian="normal" style:font-weight-complex="normal"/>
    </style:style>
    <style:style style:name="T34" style:family="text">
      <style:text-properties fo:color="#000000" fo:font-weight="normal" officeooo:rsid="015678ba" style:font-weight-asian="normal" style:font-weight-complex="normal"/>
    </style:style>
    <style:style style:name="T35" style:family="text">
      <style:text-properties fo:color="#000000" fo:font-weight="normal" officeooo:rsid="0157c565" style:font-weight-asian="normal" style:font-weight-complex="normal"/>
    </style:style>
    <style:style style:name="T36" style:family="text">
      <style:text-properties fo:color="#000000" fo:font-weight="normal" officeooo:rsid="015b8ec5" style:font-weight-asian="normal" style:font-weight-complex="normal"/>
    </style:style>
    <style:style style:name="T37" style:family="text">
      <style:text-properties fo:color="#000000" fo:font-weight="bold" officeooo:rsid="0136717d" style:font-weight-asian="bold" style:font-weight-complex="bold"/>
    </style:style>
    <style:style style:name="T38" style:family="text">
      <style:text-properties fo:color="#000000" officeooo:rsid="01038a7a"/>
    </style:style>
    <style:style style:name="T39" style:family="text">
      <style:text-properties fo:color="#000000" officeooo:rsid="015b8ec5"/>
    </style:style>
    <style:style style:name="T40" style:family="text">
      <style:text-properties officeooo:rsid="01083ab1"/>
    </style:style>
    <style:style style:name="T41" style:family="text">
      <style:text-properties officeooo:rsid="0136328f"/>
    </style:style>
    <style:style style:name="T42" style:family="text">
      <style:text-properties officeooo:rsid="014b541c"/>
    </style:style>
    <style:style style:name="T43" style:family="text">
      <style:text-properties officeooo:rsid="01548716"/>
    </style:style>
    <style:style style:name="T44" style:family="text">
      <style:text-properties officeooo:rsid="01558987"/>
    </style:style>
    <style:style style:name="T45" style:family="text">
      <style:text-properties officeooo:rsid="015605a7"/>
    </style:style>
    <style:style style:name="T46" style:family="text">
      <style:text-properties officeooo:rsid="013c00a1"/>
    </style:style>
    <style:style style:name="T47" style:family="text">
      <style:text-properties fo:font-style="normal" style:font-style-asian="normal" style:font-style-complex="normal"/>
    </style:style>
    <style:style style:name="T48" style:family="text">
      <style:text-properties fo:font-style="normal" officeooo:rsid="0159f874"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40">13 January</text:span> 201<text:span text:style-name="T43">6</text:span> transmission <text:span text:style-name="T41">14-15 January</text:span> 201<text:span text:style-name="T43">6</text:span></text:p>
      <text:p text:style-name="P16"><text:span text:style-name="T3">[0]</text:span><text:span text:style-name="T28"> Welcome to I T Stuff with a special programme for this, day twenty-two of BCB Radio’s live rolling coverage of the death of David Bowie. We’re rocking out My fellow mourners are Stephane, Dick, Kriss and Shi.</text:span></text:p>
      <text:p text:style-name="P16"><text:span text:style-name="T28">In the show today, we start a new series of Brian’s interviews from Leeds Hack, Stephane will be talking about Debian Gnu/Linux, and there’s Shi’s World of Stuff!</text:span></text:p>
      <text:p text:style-name="P3"><text:span text:style-name="T13">[</text:span><text:span text:style-name="T17">2</text:span><text:span text:style-name="T13">]</text:span><text:span text:style-name="T42"> First here’s some random news from world of tech. </text:span><text:span text:style-name="T24">A data recovery firm says it’s been working on Gene Rodenberry’s Floppies. Apparently the Great Bird of the Galaxy left 200 five and a quarter inch floppies </text:span><text:span text:style-name="T25">behind. This is stuff from the eighties. What have they found? “Lots of documents” is all they’re telling us.</text:span></text:p>
      <text:p text:style-name="P7">[4]<text:span text:style-name="T19"> </text:span><text:span text:style-name="T26">One bit of Star Trek tech that came true is Google Translate. How’s that working out? Well there might be a few bugs. Turns out that machine learning is just like a toddler, it picks up whatever embarassing things people are actually saying. And so Google Translate has picked up some handy translations from Ukrainian websites. “Russia” was getting translated as “Mordor” and “Sergei Lavrov” was being translated as “sad little horse”. They’ve fixed it now.</text:span></text:p>
      <text:p text:style-name="P14"><text:span text:style-name="T17">[6]</text:span><text:span text:style-name="T21"> </text:span><text:span text:style-name="T24">Piracy news, movie release group Hive-CM8 apologised to Quentin Tarantino for torrenting The Hateful Eight before it came out in cinemas. They said “We never intended to hurt anyone”. And Bird Sister, who cracks games, has blogged that games are getting more difficult to crack. She says “according to current trends in the development of encryption technology, within two years I am afraid there will be no cracked games”. Downer.</text:span></text:p>
      <text:p text:style-name="P15"><text:span text:style-name="T17">[8]</text:span><text:span text:style-name="T21"> </text:span><text:span text:style-name="T27">The BBC’s websites were attacked just before new year, the clowns that did it said they were testing out their mad DDOS skillz that they’re going to use against jihadi websites. Because jihadis won’t be able to behead people if their websites are down. Or something. Meanwhile, the web has a new official server error code. Joining famous codes like 404, 403, 500, the new one is 451 (censored).</text:span></text:p>
      <text:p text:style-name="P9"><text:span text:style-name="T16">[10 Min]</text:span><text:span text:style-name="T22"> </text:span><text:span text:style-name="T21">Moving on, it’s time to introduce Stephane our studio guest this month. He comes all the way from Harrogate and we’re going to talk about Debian Gnu/Linux. So Stephane, I guess we’re here to mark the recent death of Ian Murdock, who was the Ian in the name Debian.</text:span></text:p>
      <text:p text:style-name="P10"><text:span text:style-name="T19">what is Linux (Ubuntu </text:span><text:span text:style-name="T25">and Mint</text:span><text:span text:style-name="T19"> built on Debian -- </text:span><text:span text:style-name="T25">Raspbian on the Pi -- servers everywhere</text:span><text:span text:style-name="T19">)<text:line-break/>what’s special about Debian (</text:span><text:span text:style-name="T23">community, participation, freedom -- values from Ian Murdock)</text:span></text:p>
      <text:p text:style-name="P9"><text:span text:style-name="T2">[1</text:span><text:span text:style-name="T4">4</text:span><text:span text:style-name="T2"> Min]</text:span><text:span text:style-name="T18"> This is IT Stuff on BCB Radio 106.6 FM. Coming up, Leeds Hack and Shi’s World of Stuff! But first</text:span></text:p>
      <text:p text:style-name="P6">[ANNIVERSARY.WAV]<text:span text:style-name="T19"> Let’s hear it for IPv6, twenty years old this week. How much of the worlds traffic runs on ipv6? Ten. Although 2016 might be a big year, both Sky and BT plan to roll it out to home users this year. Finally. </text:span><text:span text:style-name="T21">It’s also the birthday of Roy Batty out of Bladerunner, to the extent that fictional replicants have birthdays. Also, it’s a pathetic name for a replicant.</text:span></text:p>
      <text:p text:style-name="P9"><text:span text:style-name="T16">[15 Min]</text:span><text:span text:style-name="T44"> And now it's time for Shi's World of Stuff!</text:span></text:p>
      <text:p text:style-name="P11"><text:span text:style-name="T37">[WORLDOFSTUFF.WAV] </text:span><text:span text:style-name="T31">So </text:span><text:span text:style-name="T32">we go over </text:span><text:span text:style-name="T31">on our Video Link to Shi </text:span><text:span text:style-name="T32">who’s down </text:span><text:span text:style-name="T31">in Main Engineering, are you there Shi</text:span><text:span text:style-name="T32">?</text:span><text:span text:style-name="T31"> Great, what's in your World of Stuff this time?</text:span></text:p>
      <text:p text:style-name="P13"><text:span text:style-name="T31">T</text:span><text:span text:style-name="T34">he Boldport Club - “Monthly delivery of electronic</text:span><text:span text:style-name="T35">s</text:span><text:span text:style-name="T34"> goodness” - </text:span><text:span text:style-name="T30">receive </text:span><text:span text:style-name="T35">an </text:span><text:span text:style-name="T30">electronics project every few weeks - </text:span><text:span text:style-name="T34">£49 for three - “my favourite programming language is solder” - http://www.boldport.com/club</text:span></text:p>
      <text:p text:style-name="P4"><text:span text:style-name="T46">Oculus Rift - </text:span>expensive -<text:span text:style-name="T46"> </text:span>shipping 28 March - VR Rollercoaster at Alton Towers</text:p>
      <text:p text:style-name="P12"><text:span text:style-name="T34">meZmory USB OTG Adapter - tiiiiiny - </text:span><text:bookmark text:name="priceblock_saleprice"/>£3.49</text:p>
      <text:p text:style-name="P5"><text:span text:style-name="T38"/></text:p>
      <text:p text:style-name="P5"><text:soft-page-break/><text:span text:style-name="T38">[</text:span><text:span text:style-name="T29">19 Min]</text:span><text:span text:style-name="T30"> Moving on - </text:span><text:span text:style-name="T33">long term stuff listeners will remember our roving reporter Brian’s interviews, well we’re delighted to announce that we’ve got a whole new pile of them from the most recent Leeds Hack event, starting right now, </text:span><text:span text:style-name="T36">and this one’s a bit meta, Hackday of the Tenticle</text:span></text:p>
      <text:p text:style-name="P8"><text:span text:style-name="T39">[</text:span><text:span text:style-name="T29">TENTICLE.WAV] 3 min 20 sec</text:span></text:p>
      <text:p text:style-name="P16"><text:span text:style-name="T1">[2</text:span><text:span text:style-name="T9">4 </text:span><text:span text:style-name="T1">Min]</text:span> <text:span text:style-name="T44">So did you get that? Eugene, Thomas and Jacob went to Leeds Hack and made a game about Leeds Hack! Thanks Brian, more next month, but there’s also a podcast of the entire interview collection at the main IT Stuff website, that’s </text:span><text:span text:style-name="Citation"><text:span text:style-name="T47">itstuff.org.uk, </text:span></text:span><text:span text:style-name="Citation"><text:span text:style-name="T48">there’s the Youtube with seven subscribers, and there’s @itstuffradio on the Twitters.</text:span></text:span></text:p>
      <text:p text:style-name="P17"><text:span text:style-name="T45">Before we go, big shout out to John Leach who kindly donated two very nice monitors to BCB, which got snapped up by the management. Predictably. Oh well, let’s leave you with this music in tribute to the proprietor of the failed nineties ISP BowieNet. Kriss found it on the Youtubes - the best bit is the outro, we’ll probably have to fade it. Tarra!</text:span></text:p>
      <text:p text:style-name="P2"><text:span text:style-name="T7">[2</text:span><text:span text:style-name="T9">5</text:span><text:span text:style-name="T7"> min </text:span><text:span text:style-name="T15">23</text:span><text:span text:style-name="T14"> sec</text:span><text:span text:style-name="T7">] </text:span><text:span text:style-name="T5">[</text:span><text:span text:style-name="T15">JANMUSIC</text:span><text:span text:style-name="T10">.WAV</text:span><text:span text:style-name="T6">] </text:span><text:span text:style-name="T9">4 min </text:span><text:span text:style-name="T15">29</text:span><text:span text:style-name="T9"> sec</text:span><text:span text:style-name="T7"><text:line-break/>[29 min 5</text:span><text:span text:style-name="T8">2</text:span><text:span text:style-name="T7"> sec] end</text:span></text:p>
      <text:p text:style-name="P3"><text:span text:style-name="T7">M</text:span><text:span text:style-name="T11">usicstuffs:<text:line-break/></text:span><text:span text:style-name="T12">The Life Aquatic Studio Sessions featuring Seu Jor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6-01-13T13:30:09.167602361</dc:date>
    <meta:editing-duration>PT6H33M10S</meta:editing-duration>
    <meta:editing-cycles>55</meta:editing-cycles>
    <meta:generator>LibreOffice/5.0.3.2$Linux_X86_64 LibreOffice_project/e5f16313668ac592c1bfb310f4390624e3dbfb75</meta:generator>
    <meta:document-statistic meta:table-count="0" meta:image-count="0" meta:object-count="0" meta:page-count="2" meta:paragraph-count="22" meta:word-count="814" meta:character-count="4663" meta:non-whitespace-character-count="3871"/>
  </office:meta>
</office:document-meta>
</file>